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5in" table:align="margins" fo:background-color="transparent">
        <style:background-image/>
      </style:table-properties>
    </style:style>
    <style:style style:name="Table1.A" style:family="table-column">
      <style:table-column-properties style:column-width="0.9715in" style:rel-column-width="9798*"/>
    </style:style>
    <style:style style:name="Table1.B" style:family="table-column">
      <style:table-column-properties style:column-width="1.2111in" style:rel-column-width="12212*"/>
    </style:style>
    <style:style style:name="Table1.C" style:family="table-column">
      <style:table-column-properties style:column-width="4.3167in" style:rel-column-width="4352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0c8347" officeooo:paragraph-rsid="000c8347"/>
    </style:style>
    <style:style style:name="P2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0c8347" officeooo:paragraph-rsid="000c834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Date</text:p>
          </table:table-cell>
          <table:table-cell table:style-name="Table1.A1" office:value-type="string">
            <text:p text:style-name="P1">Etude Number</text:p>
          </table:table-cell>
          <table:table-cell table:style-name="Table1.C1" office:value-type="string">
            <text:p text:style-name="P1">Note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0c8347" officeooo:paragraph-rsid="000c8347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500 Daily Saxophone Etudes</text:p>
        <text:p text:style-name="MP1">Notes Page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01:13:13.924013077</meta:creation-date>
    <dc:date>2023-06-09T02:16:53.347958338</dc:date>
    <meta:editing-duration>PT5M13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1" meta:paragraph-count="5" meta:word-count="10" meta:character-count="58" meta:non-whitespace-character-count="53"/>
  </office:meta>
</office:document-meta>
</file>